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0.587cm"/>
    </style:style>
    <style:style style:name="Table1.C" style:family="table-column">
      <style:table-column-properties style:column-width="2.006cm"/>
    </style:style>
    <style:style style:name="Table1.D" style:family="table-column">
      <style:table-column-properties style:column-width="2.408cm"/>
    </style:style>
    <style:style style:name="Table1.E" style:family="table-column">
      <style:table-column-properties style:column-width="2.078cm"/>
    </style:style>
    <style:style style:name="Table1.F" style:family="table-column">
      <style:table-column-properties style:column-width="1.404cm"/>
    </style:style>
    <style:style style:name="Table1.G" style:family="table-column">
      <style:table-column-properties style:column-width="1.41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.28cm" fo:margin-right="0cm" fo:text-indent="0cm" style:auto-text-indent="false"/>
    </style:style>
    <style:style style:name="P5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officeooo:paragraph-rsid="00083d04"/>
    </style:style>
    <style:style style:name="P19" style:family="paragraph" style:parent-style-name="Table_20_Heading">
      <style:text-properties officeooo:paragraph-rsid="00083d04"/>
    </style:style>
    <style:style style:name="P20" style:family="paragraph" style:parent-style-name="Heading_20_2">
      <style:paragraph-properties fo:text-align="start" style:justify-single-word="false"/>
      <style:text-properties officeooo:paragraph-rsid="00083d04"/>
    </style:style>
    <style:style style:name="P21" style:family="paragraph" style:parent-style-name="Heading_20_2">
      <style:text-properties officeooo:paragraph-rsid="00083d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sale.state == 'draft'"&gt;</text:placeholder></text:p>
      <text:p text:style-name="P14">Draft Sale Order</text:p>
      <text:p text:style-name="P10"><text:placeholder text:placeholder-type="text">&lt;/when&gt;</text:placeholder></text:p>
      <text:p text:style-name="P10"><text:placeholder text:placeholder-type="text">&lt;when test="sale.state == 'quotation'"&gt;</text:placeholder></text:p>
      <text:p text:style-name="P14">Quotation N°: <text:placeholder text:placeholder-type="text">&lt;sale.reference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Sale Order N°: <text:placeholder text:placeholder-type="text">&lt;sale.reference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P19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18"><text:placeholder text:placeholder-type="text">&lt;for each="line in sale.lines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8"><text:placeholder text:placeholder-type="text">&lt;choo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8"><text:placeholder text:placeholder-type="text">&lt;when test="line.type == 'lin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5" table:number-columns-spanned="2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7"><text:placeholder text:placeholder-type="text">&lt;format_currency(line.unit_price, sale.party.lang, sale.currency)&gt;</text:placeholder></text:p>
          </table:table-cell>
          <table:table-cell table:style-name="Table1.E5" office:value-type="string">
            <text:p text:style-name="P7"><text:placeholder text:placeholder-type="text">&lt;format_number(line.discount * 100, sale.party.lang)&gt;</text:placeholder> %</text:p>
          </table:table-cell>
          <table:table-cell table:style-name="Table1.F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description&gt;</text:placeholder></text:p>
            <text:p text:style-name="P8"><text:placeholder text:placeholder-type="text">&lt;/for&gt;</text:placeholder></text:p>
          </table:table-cell>
          <table:table-cell table:style-name="Table1.G5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6" table:number-columns-spanned="2" office:value-type="string">
            <text:p text:style-name="P18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P18"><text:placeholder text:placeholder-type="text">&lt;when test="line.type == 'subtotal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P21"><text:placeholder text:placeholder-type="text">&lt;for each="line in line.description.split('\n')"&gt;</text:placeholder></text:p>
            <text:p text:style-name="P21"><text:placeholder text:placeholder-type="text">&lt;line&gt;</text:placeholder></text:p>
            <text:p text:style-name="P20"><text:placeholder text:placeholder-type="text">&lt;/for&gt;</text:placeholder></text:p>
          </table:table-cell>
          <table:covered-table-cell/>
          <table:table-cell table:style-name="Table1.C8" table:number-columns-spanned="4" office:value-type="string">
            <text:p text:style-name="Heading_20_2"/>
          </table:table-cell>
          <table:covered-table-cell/>
          <table:covered-table-cell/>
          <table:covered-table-cell/>
          <table:table-cell table:style-name="Table1.G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P18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18"><text:placeholder text:placeholder-type="text">&lt;when test="line.type == 'titl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2" office:value-type="string">
            <text:p text:style-name="Heading_20_2"/>
          </table:table-cell>
          <table:covered-table-cell/>
          <table:table-cell table:style-name="Table1.C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12"/>
          </table:table-cell>
          <table:covered-table-cell/>
          <table:table-cell table:style-name="Table1.C16" table:number-columns-spanned="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/>
          </table:table-cell>
          <table:covered-table-cell/>
          <table:table-cell table:style-name="Table1.C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2" meta:word-count="197" meta:character-count="2137" meta:non-whitespace-character-count="2022"/>
    <meta:user-defined meta:name="Info 1"/>
    <meta:user-defined meta:name="Info 2"/>
    <meta:user-defined meta:name="Info 3"/>
    <meta:user-defined meta:name="Info 4"/>
  </office:meta>
</office:document-meta>
</file>